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 style:data-style-name="N0">
      <style:table-cell-properties style:vertical-align="bottom"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300ba" officeooo:paragraph-rsid="001300b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officeooo:rsid="001300ba" officeooo:paragraph-rsid="001300b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432e0" officeooo:paragraph-rsid="0015d415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6pt" officeooo:rsid="001822a5" officeooo:paragraph-rsid="001822a5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1d646b"/>
    </style:style>
    <style:style style:name="P7" style:family="paragraph" style:parent-style-name="Standard">
      <style:paragraph-properties fo:text-align="start" style:justify-single-word="false"/>
      <style:text-properties officeooo:rsid="00249854" officeooo:paragraph-rsid="00249854"/>
    </style:style>
    <style:style style:name="P8" style:family="paragraph" style:parent-style-name="Standard">
      <style:paragraph-properties fo:text-align="start" style:justify-single-word="false"/>
      <style:text-properties officeooo:rsid="00249854" officeooo:paragraph-rsid="0026ff0d"/>
    </style:style>
    <style:style style:name="P9" style:family="paragraph" style:parent-style-name="Standard">
      <style:paragraph-properties fo:text-align="start" style:justify-single-word="false"/>
      <style:text-properties officeooo:rsid="00249854" officeooo:paragraph-rsid="002c3e60"/>
    </style:style>
    <style:style style:name="P10" style:family="paragraph" style:parent-style-name="Standard">
      <style:paragraph-properties fo:text-align="start" style:justify-single-word="false"/>
      <style:text-properties officeooo:rsid="00249854" officeooo:paragraph-rsid="006c4da0"/>
    </style:style>
    <style:style style:name="P11" style:family="paragraph" style:parent-style-name="Standard">
      <style:paragraph-properties fo:text-align="start" style:justify-single-word="false"/>
      <style:text-properties officeooo:rsid="002dd777" officeooo:paragraph-rsid="002dd777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dd777" officeooo:paragraph-rsid="002dd777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dd777" officeooo:paragraph-rsid="0030cb66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dd777" officeooo:paragraph-rsid="00310d9c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dd777" officeooo:paragraph-rsid="00319f5f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dd777" officeooo:paragraph-rsid="003428e4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dd777" officeooo:paragraph-rsid="0035a349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dd777" officeooo:paragraph-rsid="0037431f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2dd777" officeooo:paragraph-rsid="0039326e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2dd777" officeooo:paragraph-rsid="003ab147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dd777" officeooo:paragraph-rsid="003ad318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2dd777" officeooo:paragraph-rsid="003b61a3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2dd777" officeooo:paragraph-rsid="003c83bf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2dd777" officeooo:paragraph-rsid="003da097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2dd777" officeooo:paragraph-rsid="003ecbbc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2dd777" officeooo:paragraph-rsid="003fa547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2dd777" officeooo:paragraph-rsid="0045559c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2dd777" officeooo:paragraph-rsid="0045b804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465fbf" officeooo:paragraph-rsid="00465fbf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4edc62" officeooo:paragraph-rsid="004edc62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4edc62" officeooo:paragraph-rsid="00562be8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4edc62" officeooo:paragraph-rsid="00600ca6"/>
    </style:style>
    <style:style style:name="P33" style:family="paragraph" style:parent-style-name="Table_20_Contents">
      <style:paragraph-properties fo:text-align="start" style:justify-single-word="false"/>
      <style:text-properties officeooo:rsid="002241de" officeooo:paragraph-rsid="002241de"/>
    </style:style>
    <style:style style:name="P34" style:family="paragraph" style:parent-style-name="Table_20_Contents">
      <style:paragraph-properties fo:text-align="start" style:justify-single-word="false"/>
      <style:text-properties officeooo:rsid="0023e082" officeooo:paragraph-rsid="0023e082"/>
    </style:style>
    <style:style style:name="P35" style:family="paragraph" style:parent-style-name="Table_20_Contents">
      <style:paragraph-properties fo:text-align="start" style:justify-single-word="false"/>
      <style:text-properties officeooo:rsid="004edc62" officeooo:paragraph-rsid="004edc62"/>
    </style:style>
    <style:style style:name="P36" style:family="paragraph" style:parent-style-name="Table_20_Contents">
      <style:paragraph-properties fo:text-align="start" style:justify-single-word="false"/>
      <style:text-properties officeooo:rsid="0054e535" officeooo:paragraph-rsid="0054e535"/>
    </style:style>
    <style:style style:name="P37" style:family="paragraph" style:parent-style-name="Table_20_Contents">
      <style:paragraph-properties fo:text-align="start" style:justify-single-word="false"/>
      <style:text-properties officeooo:rsid="00562be8" officeooo:paragraph-rsid="00562be8"/>
    </style:style>
    <style:style style:name="P38" style:family="paragraph" style:parent-style-name="Table_20_Contents">
      <style:paragraph-properties fo:text-align="start" style:justify-single-word="false"/>
      <style:text-properties officeooo:rsid="005ac984" officeooo:paragraph-rsid="005ac984"/>
    </style:style>
    <style:style style:name="P39" style:family="paragraph" style:parent-style-name="Table_20_Contents">
      <style:paragraph-properties fo:text-align="start" style:justify-single-word="false"/>
      <style:text-properties officeooo:rsid="00600ca6" officeooo:paragraph-rsid="00600ca6"/>
    </style:style>
    <style:style style:name="P40" style:family="paragraph" style:parent-style-name="Table_20_Contents">
      <style:paragraph-properties fo:text-align="start" style:justify-single-word="false"/>
      <style:text-properties officeooo:rsid="00665673" officeooo:paragraph-rsid="00665673"/>
    </style:style>
    <style:style style:name="P41" style:family="paragraph" style:parent-style-name="Standard">
      <style:paragraph-properties fo:text-align="start" style:justify-single-word="false"/>
      <style:text-properties fo:font-size="16pt" officeooo:rsid="0015d415" officeooo:paragraph-rsid="0015d415" style:font-size-asian="14pt" style:font-size-complex="16pt"/>
    </style:style>
    <style:style style:name="P42" style:family="paragraph" style:parent-style-name="Standard">
      <style:paragraph-properties fo:text-align="start" style:justify-single-word="false"/>
      <style:text-properties style:text-position="super 58%" fo:font-size="16pt" officeooo:rsid="0015d415" officeooo:paragraph-rsid="0015d415" style:font-size-asian="14pt" style:font-size-complex="16pt"/>
    </style:style>
    <style:style style:name="P43" style:family="paragraph" style:parent-style-name="Standard" style:list-style-name="List_20_1">
      <style:paragraph-properties fo:text-align="start" style:justify-single-word="false"/>
      <style:text-properties style:text-position="0% 100%" fo:font-size="16pt" officeooo:rsid="001822a5" officeooo:paragraph-rsid="001822a5" style:font-size-asian="14pt" style:font-size-complex="16pt"/>
    </style:style>
    <style:style style:name="P44" style:family="paragraph" style:parent-style-name="Standard" style:list-style-name="List_20_1">
      <style:paragraph-properties fo:text-align="start" style:justify-single-word="false"/>
      <style:text-properties style:text-position="0% 100%" fo:font-size="16pt" officeooo:rsid="001822a5" officeooo:paragraph-rsid="001b0e6a" style:font-size-asian="14pt" style:font-size-complex="16pt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6pt" officeooo:rsid="00205564" officeooo:paragraph-rsid="001d646b" style:font-size-asian="14pt" style:font-size-complex="16pt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6pt" officeooo:rsid="00205564" officeooo:paragraph-rsid="00205564" style:font-size-asian="14pt" style:font-size-complex="16pt"/>
    </style:style>
    <style:style style:name="P47" style:family="paragraph" style:parent-style-name="Standard">
      <style:paragraph-properties fo:text-align="start" style:justify-single-word="false"/>
      <style:text-properties style:text-position="0% 100%" fo:font-size="16pt" officeooo:rsid="00205564" officeooo:paragraph-rsid="002241de" style:font-size-asian="14pt" style:font-size-complex="16pt"/>
    </style:style>
    <style:style style:name="P48" style:family="paragraph" style:parent-style-name="Standard">
      <style:paragraph-properties fo:text-align="start" style:justify-single-word="false"/>
      <style:text-properties style:text-position="0% 100%" fo:font-size="16pt" style:text-underline-style="none" officeooo:rsid="002dd777" officeooo:paragraph-rsid="002dd777" style:font-size-asian="14pt" style:font-size-complex="16pt"/>
    </style:style>
    <style:style style:name="P49" style:family="paragraph" style:parent-style-name="Standard">
      <style:paragraph-properties fo:text-align="start" style:justify-single-word="false"/>
      <style:text-properties style:text-position="0% 100%" fo:font-size="16pt" style:text-underline-style="none" officeooo:rsid="002dd777" officeooo:paragraph-rsid="0035a349" style:font-size-asian="14pt" style:font-size-complex="16pt"/>
    </style:style>
    <style:style style:name="P50" style:family="paragraph" style:parent-style-name="Standard">
      <style:paragraph-properties fo:text-align="start" style:justify-single-word="false"/>
      <style:text-properties style:text-position="0% 100%" fo:font-size="16pt" style:text-underline-style="none" officeooo:rsid="002dd777" officeooo:paragraph-rsid="003914bd" style:font-size-asian="14pt" style:font-size-complex="16pt"/>
    </style:style>
    <style:style style:name="P51" style:family="paragraph" style:parent-style-name="Standard">
      <style:paragraph-properties fo:text-align="start" style:justify-single-word="false"/>
      <style:text-properties style:text-position="0% 100%" fo:font-size="16pt" style:text-underline-style="none" officeooo:rsid="0030cb66" officeooo:paragraph-rsid="00465fbf" style:font-size-asian="14pt" style:font-size-complex="16pt"/>
    </style:style>
    <style:style style:name="P52" style:family="paragraph" style:parent-style-name="Standard">
      <style:paragraph-properties fo:text-align="start" style:justify-single-word="false"/>
      <style:text-properties style:text-position="0% 100%" fo:font-size="16pt" style:text-underline-style="none" officeooo:rsid="004b70d6" officeooo:paragraph-rsid="00465fbf" style:font-size-asian="14pt" style:font-size-complex="16pt"/>
    </style:style>
    <style:style style:name="P53" style:family="paragraph" style:parent-style-name="Standard">
      <style:paragraph-properties fo:text-align="start" style:justify-single-word="false"/>
      <style:text-properties officeooo:rsid="0023e082" officeooo:paragraph-rsid="0023e082"/>
    </style:style>
    <style:style style:name="P54" style:family="paragraph" style:parent-style-name="Standard">
      <style:paragraph-properties fo:text-align="start" style:justify-single-word="false"/>
      <style:text-properties officeooo:rsid="0023e082" officeooo:paragraph-rsid="00703a5c"/>
    </style:style>
    <style:style style:name="P55" style:family="paragraph" style:parent-style-name="Table_20_Contents">
      <style:paragraph-properties fo:text-align="start" style:justify-single-word="false"/>
      <style:text-properties style:text-line-through-style="none" style:text-line-through-type="none" officeooo:rsid="00663aab" officeooo:paragraph-rsid="00689aaa"/>
    </style:style>
    <style:style style:name="P56" style:family="paragraph" style:parent-style-name="Table_20_Contents">
      <style:paragraph-properties fo:text-align="start" style:justify-single-word="false"/>
      <style:text-properties style:text-line-through-style="none" style:text-line-through-type="none" officeooo:rsid="00663aab" officeooo:paragraph-rsid="0066567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d415"/>
    </style:style>
    <style:style style:name="T3" style:family="text">
      <style:text-properties style:text-position="super 58%" fo:font-size="16pt" style:font-size-asian="14pt" style:font-size-complex="16pt"/>
    </style:style>
    <style:style style:name="T4" style:family="text">
      <style:text-properties style:text-position="super 58%" fo:font-size="16pt" officeooo:rsid="0026ff0d" style:font-size-asian="14pt" style:font-size-complex="16pt"/>
    </style:style>
    <style:style style:name="T5" style:family="text">
      <style:text-properties style:text-position="super 58%" fo:font-size="16pt" officeooo:rsid="0028d89c" style:font-size-asian="14pt" style:font-size-complex="16pt"/>
    </style:style>
    <style:style style:name="T6" style:family="text">
      <style:text-properties style:text-position="super 58%" fo:font-size="16pt" officeooo:rsid="004b70d6" style:font-size-asian="14pt" style:font-size-complex="16pt"/>
    </style:style>
    <style:style style:name="T7" style:family="text">
      <style:text-properties style:text-position="super 58%" fo:font-size="16pt" officeooo:rsid="004c0951" style:font-size-asian="14pt" style:font-size-complex="16pt"/>
    </style:style>
    <style:style style:name="T8" style:family="text">
      <style:text-properties style:text-position="super 58%" fo:font-size="16pt" officeooo:rsid="0050b10d" style:font-size-asian="14pt" style:font-size-complex="16pt"/>
    </style:style>
    <style:style style:name="T9" style:family="text">
      <style:text-properties style:text-position="super 58%" fo:font-size="16pt" officeooo:rsid="00545e5d" style:font-size-asian="14pt" style:font-size-complex="16pt"/>
    </style:style>
    <style:style style:name="T10" style:family="text">
      <style:text-properties style:text-position="super 58%" fo:font-size="16pt" officeooo:rsid="00562be8" style:font-size-asian="14pt" style:font-size-complex="16pt"/>
    </style:style>
    <style:style style:name="T11" style:family="text">
      <style:text-properties style:text-position="super 58%" fo:font-size="16pt" officeooo:rsid="0057fdea" style:font-size-asian="14pt" style:font-size-complex="16pt"/>
    </style:style>
    <style:style style:name="T12" style:family="text">
      <style:text-properties style:text-position="super 58%" fo:font-size="16pt" officeooo:rsid="005e024b" style:font-size-asian="14pt" style:font-size-complex="16pt"/>
    </style:style>
    <style:style style:name="T13" style:family="text">
      <style:text-properties style:text-position="super 58%" fo:font-size="16pt" officeooo:rsid="005f9b1e" style:font-size-asian="14pt" style:font-size-complex="16pt"/>
    </style:style>
    <style:style style:name="T14" style:family="text">
      <style:text-properties style:text-position="super 58%" fo:font-size="16pt" officeooo:rsid="00600ca6" style:font-size-asian="14pt" style:font-size-complex="16pt"/>
    </style:style>
    <style:style style:name="T15" style:family="text">
      <style:text-properties style:text-position="super 58%" fo:font-size="16pt" officeooo:rsid="00612b4d" style:font-size-asian="14pt" style:font-size-complex="16pt"/>
    </style:style>
    <style:style style:name="T16" style:family="text">
      <style:text-properties style:text-position="super 58%" fo:font-size="16pt" officeooo:rsid="00650e4f" style:font-size-asian="14pt" style:font-size-complex="16pt"/>
    </style:style>
    <style:style style:name="T17" style:family="text">
      <style:text-properties style:text-position="super 58%" fo:font-size="16pt" officeooo:rsid="0067c778" style:font-size-asian="14pt" style:font-size-complex="16pt"/>
    </style:style>
    <style:style style:name="T18" style:family="text">
      <style:text-properties style:text-position="super 58%" fo:font-size="16pt" officeooo:rsid="006abae5" style:font-size-asian="14pt" style:font-size-complex="16pt"/>
    </style:style>
    <style:style style:name="T19" style:family="text">
      <style:text-properties officeooo:rsid="0015d415"/>
    </style:style>
    <style:style style:name="T20" style:family="text">
      <style:text-properties style:text-position="0% 100%" officeooo:rsid="0015d415"/>
    </style:style>
    <style:style style:name="T21" style:family="text">
      <style:text-properties style:text-position="0% 100%" officeooo:rsid="0017b2f6"/>
    </style:style>
    <style:style style:name="T22" style:family="text">
      <style:text-properties style:text-position="0% 100%" fo:font-size="16pt" style:font-size-asian="14pt" style:font-size-complex="16pt"/>
    </style:style>
    <style:style style:name="T23" style:family="text">
      <style:text-properties style:text-position="0% 100%" fo:font-size="16pt" officeooo:rsid="001d646b" style:font-size-asian="14pt" style:font-size-complex="16pt"/>
    </style:style>
    <style:style style:name="T24" style:family="text">
      <style:text-properties style:text-position="0% 100%" fo:font-size="16pt" officeooo:rsid="00205564" style:font-size-asian="14pt" style:font-size-complex="16pt"/>
    </style:style>
    <style:style style:name="T25" style:family="text">
      <style:text-properties style:text-position="0% 100%" fo:font-size="16pt" officeooo:rsid="00251704" style:font-size-asian="14pt" style:font-size-complex="16pt"/>
    </style:style>
    <style:style style:name="T26" style:family="text">
      <style:text-properties style:text-position="0% 100%" fo:font-size="16pt" officeooo:rsid="0025984f" style:font-size-asian="14pt" style:font-size-complex="16pt"/>
    </style:style>
    <style:style style:name="T27" style:family="text">
      <style:text-properties style:text-position="0% 100%" fo:font-size="16pt" officeooo:rsid="0026ff0d" style:font-size-asian="14pt" style:font-size-complex="16pt"/>
    </style:style>
    <style:style style:name="T28" style:family="text">
      <style:text-properties style:text-position="0% 100%" fo:font-size="16pt" officeooo:rsid="0028d89c" style:font-size-asian="14pt" style:font-size-complex="16pt"/>
    </style:style>
    <style:style style:name="T29" style:family="text">
      <style:text-properties style:text-position="0% 100%" fo:font-size="16pt" officeooo:rsid="002aa407" style:font-size-asian="14pt" style:font-size-complex="16pt"/>
    </style:style>
    <style:style style:name="T30" style:family="text">
      <style:text-properties style:text-position="0% 100%" fo:font-size="16pt" officeooo:rsid="002cb6cc" style:font-size-asian="14pt" style:font-size-complex="16pt"/>
    </style:style>
    <style:style style:name="T31" style:family="text">
      <style:text-properties style:text-position="0% 100%" fo:font-size="16pt" officeooo:rsid="002f96c1" style:font-size-asian="14pt" style:font-size-complex="16pt"/>
    </style:style>
    <style:style style:name="T32" style:family="text">
      <style:text-properties style:text-position="0% 100%" fo:font-size="16pt" officeooo:rsid="00308072" style:font-size-asian="14pt" style:font-size-complex="16pt"/>
    </style:style>
    <style:style style:name="T33" style:family="text">
      <style:text-properties style:text-position="0% 100%" fo:font-size="16pt" officeooo:rsid="0030cb66" style:font-size-asian="14pt" style:font-size-complex="16pt"/>
    </style:style>
    <style:style style:name="T34" style:family="text">
      <style:text-properties style:text-position="0% 100%" fo:font-size="16pt" officeooo:rsid="00310d9c" style:font-size-asian="14pt" style:font-size-complex="16pt"/>
    </style:style>
    <style:style style:name="T35" style:family="text">
      <style:text-properties style:text-position="0% 100%" fo:font-size="16pt" officeooo:rsid="00319891" style:font-size-asian="14pt" style:font-size-complex="16pt"/>
    </style:style>
    <style:style style:name="T36" style:family="text">
      <style:text-properties style:text-position="0% 100%" fo:font-size="16pt" officeooo:rsid="00319f5f" style:font-size-asian="14pt" style:font-size-complex="16pt"/>
    </style:style>
    <style:style style:name="T37" style:family="text">
      <style:text-properties style:text-position="0% 100%" fo:font-size="16pt" officeooo:rsid="0035a349" style:font-size-asian="14pt" style:font-size-complex="16pt"/>
    </style:style>
    <style:style style:name="T38" style:family="text">
      <style:text-properties style:text-position="0% 100%" fo:font-size="16pt" officeooo:rsid="003914bd" style:font-size-asian="14pt" style:font-size-complex="16pt"/>
    </style:style>
    <style:style style:name="T39" style:family="text">
      <style:text-properties style:text-position="0% 100%" fo:font-size="16pt" officeooo:rsid="003ab147" style:font-size-asian="14pt" style:font-size-complex="16pt"/>
    </style:style>
    <style:style style:name="T40" style:family="text">
      <style:text-properties style:text-position="0% 100%" fo:font-size="16pt" officeooo:rsid="003b61a3" style:font-size-asian="14pt" style:font-size-complex="16pt"/>
    </style:style>
    <style:style style:name="T41" style:family="text">
      <style:text-properties style:text-position="0% 100%" fo:font-size="16pt" officeooo:rsid="003da097" style:font-size-asian="14pt" style:font-size-complex="16pt"/>
    </style:style>
    <style:style style:name="T42" style:family="text">
      <style:text-properties style:text-position="0% 100%" fo:font-size="16pt" officeooo:rsid="003fa547" style:font-size-asian="14pt" style:font-size-complex="16pt"/>
    </style:style>
    <style:style style:name="T43" style:family="text">
      <style:text-properties style:text-position="0% 100%" fo:font-size="16pt" officeooo:rsid="0041f5fa" style:font-size-asian="14pt" style:font-size-complex="16pt"/>
    </style:style>
    <style:style style:name="T44" style:family="text">
      <style:text-properties style:text-position="0% 100%" fo:font-size="16pt" officeooo:rsid="0044b00d" style:font-size-asian="14pt" style:font-size-complex="16pt"/>
    </style:style>
    <style:style style:name="T45" style:family="text">
      <style:text-properties style:text-position="0% 100%" fo:font-size="16pt" officeooo:rsid="0045b804" style:font-size-asian="14pt" style:font-size-complex="16pt"/>
    </style:style>
    <style:style style:name="T46" style:family="text">
      <style:text-properties style:text-position="0% 100%" fo:font-size="16pt" officeooo:rsid="0047c18a" style:font-size-asian="14pt" style:font-size-complex="16pt"/>
    </style:style>
    <style:style style:name="T47" style:family="text">
      <style:text-properties style:text-position="0% 100%" fo:font-size="16pt" officeooo:rsid="004b70d6" style:font-size-asian="14pt" style:font-size-complex="16pt"/>
    </style:style>
    <style:style style:name="T48" style:family="text">
      <style:text-properties style:text-position="0% 100%" fo:font-size="16pt" officeooo:rsid="004c0951" style:font-size-asian="14pt" style:font-size-complex="16pt"/>
    </style:style>
    <style:style style:name="T49" style:family="text">
      <style:text-properties style:text-position="0% 100%" fo:font-size="16pt" officeooo:rsid="0050b10d" style:font-size-asian="14pt" style:font-size-complex="16pt"/>
    </style:style>
    <style:style style:name="T50" style:family="text">
      <style:text-properties style:text-position="0% 100%" fo:font-size="16pt" officeooo:rsid="00545e5d" style:font-size-asian="14pt" style:font-size-complex="16pt"/>
    </style:style>
    <style:style style:name="T51" style:family="text">
      <style:text-properties style:text-position="0% 100%" fo:font-size="16pt" officeooo:rsid="00562be8" style:font-size-asian="14pt" style:font-size-complex="16pt"/>
    </style:style>
    <style:style style:name="T52" style:family="text">
      <style:text-properties style:text-position="0% 100%" fo:font-size="16pt" officeooo:rsid="0057fdea" style:font-size-asian="14pt" style:font-size-complex="16pt"/>
    </style:style>
    <style:style style:name="T53" style:family="text">
      <style:text-properties style:text-position="0% 100%" fo:font-size="16pt" officeooo:rsid="005e024b" style:font-size-asian="14pt" style:font-size-complex="16pt"/>
    </style:style>
    <style:style style:name="T54" style:family="text">
      <style:text-properties style:text-position="0% 100%" fo:font-size="16pt" officeooo:rsid="005f9b1e" style:font-size-asian="14pt" style:font-size-complex="16pt"/>
    </style:style>
    <style:style style:name="T55" style:family="text">
      <style:text-properties style:text-position="0% 100%" fo:font-size="16pt" officeooo:rsid="00612b4d" style:font-size-asian="14pt" style:font-size-complex="16pt"/>
    </style:style>
    <style:style style:name="T56" style:family="text">
      <style:text-properties style:text-position="0% 100%" fo:font-size="16pt" officeooo:rsid="0062b80d" style:font-size-asian="14pt" style:font-size-complex="16pt"/>
    </style:style>
    <style:style style:name="T57" style:family="text">
      <style:text-properties style:text-position="0% 100%" fo:font-size="16pt" officeooo:rsid="00650e4f" style:font-size-asian="14pt" style:font-size-complex="16pt"/>
    </style:style>
    <style:style style:name="T58" style:family="text">
      <style:text-properties style:text-position="0% 100%" fo:font-size="16pt" officeooo:rsid="0067097a" style:font-size-asian="14pt" style:font-size-complex="16pt"/>
    </style:style>
    <style:style style:name="T59" style:family="text">
      <style:text-properties style:text-position="0% 100%" fo:font-size="16pt" officeooo:rsid="0067c778" style:font-size-asian="14pt" style:font-size-complex="16pt"/>
    </style:style>
    <style:style style:name="T60" style:family="text">
      <style:text-properties style:text-position="0% 100%" fo:font-size="16pt" officeooo:rsid="006b24d6" style:font-size-asian="14pt" style:font-size-complex="16pt"/>
    </style:style>
    <style:style style:name="T61" style:family="text">
      <style:text-properties style:text-position="0% 100%" fo:font-size="16pt" officeooo:rsid="006c4da0" style:font-size-asian="14pt" style:font-size-complex="16pt"/>
    </style:style>
    <style:style style:name="T62" style:family="text">
      <style:text-properties style:text-position="0% 100%" fo:font-size="16pt" officeooo:rsid="006f8b37" style:font-size-asian="14pt" style:font-size-complex="16pt"/>
    </style:style>
    <style:style style:name="T63" style:family="text">
      <style:text-properties style:text-position="0% 100%" fo:font-size="16pt" officeooo:rsid="00703a5c" style:font-size-asian="14pt" style:font-size-complex="16pt"/>
    </style:style>
    <style:style style:name="T64" style:family="text">
      <style:text-properties style:text-position="0% 100%" fo:font-size="16pt" style:text-underline-style="solid" style:text-underline-width="auto" style:text-underline-color="font-color" style:font-size-asian="14pt" style:font-size-complex="16pt"/>
    </style:style>
    <style:style style:name="T65" style:family="text">
      <style:text-properties style:text-position="0% 100%" fo:font-size="16pt" style:text-underline-style="solid" style:text-underline-width="auto" style:text-underline-color="font-color" officeooo:rsid="003914bd" style:font-size-asian="14pt" style:font-size-complex="16pt"/>
    </style:style>
    <style:style style:name="T66" style:family="text">
      <style:text-properties style:text-position="0% 100%" fo:font-size="16pt" fo:font-weight="normal" officeooo:rsid="003ad318" style:font-size-asian="14pt" style:font-weight-asian="normal" style:font-size-complex="16pt" style:font-weight-complex="normal"/>
    </style:style>
    <style:style style:name="T67" style:family="text">
      <style:text-properties style:text-position="0% 100%" fo:font-size="16pt" fo:font-weight="normal" officeooo:rsid="003c83bf" style:font-size-asian="14pt" style:font-weight-asian="normal" style:font-size-complex="16pt" style:font-weight-complex="normal"/>
    </style:style>
    <style:style style:name="T68" style:family="text">
      <style:text-properties style:text-position="0% 100%" fo:font-size="16pt" fo:font-weight="normal" officeooo:rsid="003f98d1" style:font-size-asian="14pt" style:font-weight-asian="normal" style:font-size-complex="16pt" style:font-weight-complex="normal"/>
    </style:style>
    <style:style style:name="T69" style:family="text">
      <style:text-properties style:text-position="0% 100%" fo:font-size="16pt" fo:font-weight="normal" officeooo:rsid="0045559c" style:font-size-asian="14pt" style:font-weight-asian="normal" style:font-size-complex="16pt" style:font-weight-complex="normal"/>
    </style:style>
    <style:style style:name="T70" style:family="text">
      <style:text-properties officeooo:rsid="0019626a"/>
    </style:style>
    <style:style style:name="T71" style:family="text">
      <style:text-properties officeooo:rsid="0019a59a"/>
    </style:style>
    <style:style style:name="T72" style:family="text">
      <style:text-properties style:text-position="sub 58%" officeooo:rsid="0019a59a"/>
    </style:style>
    <style:style style:name="T73" style:family="text">
      <style:text-properties style:text-position="sub 58%" officeooo:rsid="001d646b"/>
    </style:style>
    <style:style style:name="T74" style:family="text">
      <style:text-properties officeooo:rsid="001d646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ing Systems–2: CS3523 2019</text:p>
      <text:p text:style-name="P1">Theory Assignment 2: </text:p>
      <text:p text:style-name="P1">Homework on Memory Management, Virtual Memory and Flash memory architecture</text:p>
      <text:p text:style-name="P1"/>
      <text:p text:style-name="P2">Sai Harsha Kottapalli</text:p>
      <text:p text:style-name="P2">CS17BTECH11036</text:p>
      <text:p text:style-name="P2"/>
      <text:p text:style-name="P3">1. <text:s/><text:tab/>Page number = floor(4095 / (2 * (2<text:span text:style-name="T1">10</text:span>)) = 1</text:p>
      <text:p text:style-name="P3"><text:tab/>Offset = address – (page_number * page_size) = 4095 – (1 * 2 * 2<text:span text:style-name="T1">10</text:span>)</text:p>
      <text:p text:style-name="P3"><text:tab/><text:tab/> <text:s/>= 2047</text:p>
      <text:p text:style-name="P4">2. <text:tab/><text:span text:style-name="T19">Number of entries in inverted page table</text:span></text:p>
      <text:p text:style-name="P41"><text:tab/><text:tab/><text:tab/><text:tab/><text:tab/>= physical address space / page size.</text:p>
      <text:p text:style-name="P4"><text:tab/><text:span text:style-name="T19">Physical address space = 2</text:span><text:span text:style-name="T2">24 </text:span><text:span text:style-name="T21">bytes</text:span></text:p>
      <text:p text:style-name="P4"><text:span text:style-name="T2"><text:tab/></text:span><text:span text:style-name="T20">Page size = 2KB = 2</text:span><text:span text:style-name="T2">11 </text:span><text:span text:style-name="T21">bytes</text:span></text:p>
      <text:p text:style-name="P4"><text:span text:style-name="T2"><text:tab/></text:span><text:span text:style-name="T20">So, Number of entries = 2</text:span><text:span text:style-name="T2">24-11</text:span><text:span text:style-name="T20"> = 2</text:span><text:span text:style-name="T2">13.</text:span></text:p>
      <text:p text:style-name="P42"/>
      <text:p text:style-name="P5">3. <text:tab/>We have <text:span text:style-name="T70">512</text:span>KB chunk available <text:span text:style-name="T71">and kernel requests 57KB.</text:span></text:p>
      <text:list xml:id="list4021061754" text:style-name="List_20_1">
        <text:list-item>
          <text:p text:style-name="P43"><text:tab/><text:span text:style-name="T71">We split it into A</text:span><text:span text:style-name="T72">L </text:span><text:span text:style-name="T71">and A</text:span><text:span text:style-name="T72">R </text:span><text:span text:style-name="T71">of 256KB each.</text:span></text:p>
        </text:list-item>
        <text:list-item>
          <text:p text:style-name="P44"><text:tab/><text:span text:style-name="T71">Then we further split A</text:span><text:span text:style-name="T72">L</text:span><text:span text:style-name="T71"> into B</text:span><text:span text:style-name="T72">L </text:span><text:span text:style-name="T71">and B</text:span><text:span text:style-name="T72">R </text:span><text:span text:style-name="T71">of 128KB each.</text:span></text:p>
        </text:list-item>
        <text:list-item>
          <text:p text:style-name="P44"><text:tab/><text:span text:style-name="T71">Then we further split B</text:span><text:span text:style-name="T72">L</text:span><text:span text:style-name="T71"> into C</text:span><text:span text:style-name="T72">L </text:span><text:span text:style-name="T71">and C</text:span><text:span text:style-name="T72">R </text:span><text:span text:style-name="T71">of 64KB each, and one <text:tab/>of them is used to satisfy the request.</text:span></text:p>
        </text:list-item>
        <text:list-item>
          <text:p text:style-name="P44"><text:tab/><text:span text:style-name="T74">(Upon further division, C</text:span><text:span text:style-name="T73">L</text:span><text:span text:style-name="T74"> is split into 32KB chunks which <text:tab/>cannot satisfy the request)</text:span></text:p>
        </text:list-item>
      </text:list>
      <text:p text:style-name="P6"><text:span text:style-name="T23">4. <text:tab/></text:span><text:span text:style-name="T24">a)<text:tab/>345 &lt; 420, so it is a valid address</text:span></text:p>
      <text:p text:style-name="P45"><text:tab/><text:tab/>physical address = 239 + 345 = 584</text:p>
      <text:p text:style-name="P46"><text:tab/>b)<text:tab/>666 is not less than 555, so it is an invalid address</text:p>
      <text:p text:style-name="P46"><text:tab/>c)<text:tab/>876 &lt; 1400, so it is a valid address</text:p>
      <text:p text:style-name="P46"><text:tab/><text:tab/>physical address = 5450 + 876 = 6326<text:tab/></text:p>
      <text:p text:style-name="P47"/>
      <text:p text:style-name="P47"/>
      <text:p text:style-name="P47"><text:soft-page-break/>5. 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3">Segment</text:p>
          </table:table-cell>
          <table:table-cell table:style-name="Table1.A1" office:value-type="string">
            <text:p text:style-name="P33">Base</text:p>
          </table:table-cell>
          <table:table-cell table:style-name="Table1.C1" office:value-type="string">
            <text:p text:style-name="P33">Length</text:p>
          </table:table-cell>
        </table:table-row>
        <table:table-row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1100</text:p>
          </table:table-cell>
          <table:table-cell table:style-name="Table1.C2" office:value-type="string">
            <text:p text:style-name="P34">700</text:p>
          </table:table-cell>
        </table:table-row>
        <table:table-row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33">9350</text:p>
          </table:table-cell>
          <table:table-cell table:style-name="Table1.C2" office:value-type="string">
            <text:p text:style-name="P34">550</text:p>
          </table:table-cell>
        </table:table-row>
        <table:table-row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33">5600</text:p>
          </table:table-cell>
          <table:table-cell table:style-name="Table1.C2" office:value-type="string">
            <text:p text:style-name="P34">600</text:p>
          </table:table-cell>
        </table:table-row>
        <table:table-row>
          <table:table-cell table:style-name="Table1.A2" office:value-type="string">
            <text:p text:style-name="P33">3</text:p>
          </table:table-cell>
          <table:table-cell table:style-name="Table1.A2" office:value-type="string">
            <text:p text:style-name="P34">2200</text:p>
          </table:table-cell>
          <table:table-cell table:style-name="Table1.C2" office:value-type="string">
            <text:p text:style-name="P34">3400</text:p>
          </table:table-cell>
        </table:table-row>
        <table:table-row>
          <table:table-cell table:style-name="Table1.A2" office:value-type="string">
            <text:p text:style-name="P33">4</text:p>
          </table:table-cell>
          <table:table-cell table:style-name="Table1.A2" office:value-type="string">
            <text:p text:style-name="P34">6200</text:p>
          </table:table-cell>
          <table:table-cell table:style-name="Table1.C2" office:value-type="string">
            <text:p text:style-name="P34">2500</text:p>
          </table:table-cell>
        </table:table-row>
      </table:table>
      <text:p text:style-name="P47"/>
      <text:p text:style-name="P53"><text:span text:style-name="T24">6.<text:tab/></text:span><text:span text:style-name="T25">Page length register is used to store length of page.</text:span></text:p>
      <text:p text:style-name="P53"><text:span text:style-name="T25"><text:tab/></text:span><text:span text:style-name="T62">We can use this </text:span><text:span text:style-name="T63">register to check if address is valid as we know page </text:span></text:p>
      <text:p text:style-name="P54"><text:span text:style-name="T63"><text:tab/>size , we compare if it is in the range of page starting address and page <text:tab/><text:tab/>starting address <text:s/>+ its <text:tab/>length.</text:span></text:p>
      <text:p text:style-name="P7"><text:span text:style-name="T24">7.<text:tab/></text:span><text:span text:style-name="T26">The outer most page table has 536870912 entries </text:span><text:span text:style-name="T27">which is 2</text:span><text:span text:style-name="T4">29</text:span><text:span text:style-name="T27"> entries.</text:span></text:p>
      <text:p text:style-name="P7"><text:span text:style-name="T27"><text:tab/></text:span><text:span text:style-name="T60">So,</text:span><text:span text:style-name="T61">2</text:span><text:span text:style-name="T60">9 bits</text:span></text:p>
      <text:p text:style-name="P8"><text:span text:style-name="T27"><text:tab/></text:span><text:span text:style-name="T26">The second-level page table has 8192 entries </text:span><text:span text:style-name="T27">which is 2</text:span><text:span text:style-name="T5">13</text:span><text:span text:style-name="T27"> entries.</text:span></text:p>
      <text:p text:style-name="P10"><text:span text:style-name="T60"><text:tab/>So, </text:span><text:span text:style-name="T61">13</text:span><text:span text:style-name="T60"> bits</text:span></text:p>
      <text:p text:style-name="P8"><text:span text:style-name="T27"><text:tab/></text:span><text:span text:style-name="T26">The third level page table has 512 entries </text:span><text:span text:style-name="T27">which is 2</text:span><text:span text:style-name="T5">9</text:span><text:span text:style-name="T27"> entries.</text:span></text:p>
      <text:p text:style-name="P10"><text:span text:style-name="T60"><text:tab/>So, </text:span><text:span text:style-name="T61">9</text:span><text:span text:style-name="T60"> bits</text:span></text:p>
      <text:p text:style-name="P8"><text:span text:style-name="T27"><text:tab/></text:span><text:span text:style-name="T26">The fourth-level page table has 64 entries </text:span><text:span text:style-name="T27">which is 2</text:span><text:span text:style-name="T5">6</text:span><text:span text:style-name="T27"> entries.</text:span></text:p>
      <text:p text:style-name="P10"><text:span text:style-name="T60"><text:tab/>So, </text:span><text:span text:style-name="T61">6</text:span><text:span text:style-name="T60"> bits</text:span></text:p>
      <text:p text:style-name="P9"><text:span text:style-name="T27"><text:tab/></text:span><text:span text:style-name="T28">Total bits</text:span><text:span text:style-name="T29"> required </text:span><text:span text:style-name="T28">for page number = 29 + 13 + 9 + 6 = 57</text:span></text:p>
      <text:p text:style-name="P8"><text:span text:style-name="T28"><text:tab/></text:span><text:span text:style-name="T29">Bits for page offset = logical address space in bits – bits required for <text:tab/><text:tab/><text:tab/><text:tab/><text:tab/><text:tab/>page number</text:span></text:p>
      <text:p text:style-name="P8"><text:span text:style-name="T29"><text:tab/><text:tab/><text:tab/><text:tab/> <text:s text:c="4"/></text:span><text:span text:style-name="T30">= <text:s/>64 -57 = 7</text:span></text:p>
      <text:p text:style-name="P11"><text:span text:style-name="T30">8. <text:tab/></text:span><text:span text:style-name="T64">BEST FIT</text:span></text:p>
      <text:p text:style-name="P48"><text:tab/>a.<text:tab/>Search through the free memory partitions - 320 KB, 580 KB, 480 <text:tab/><text:tab/>KB, 220 KB, 890 KB, 600 KB and 155 KB</text:p>
      <text:p text:style-name="P12"><text:span text:style-name="T22"><text:tab/><text:tab/></text:span><text:span text:style-name="T31">Allots</text:span><text:span text:style-name="T22"> </text:span><text:span text:style-name="T32">to the </text:span><text:span text:style-name="T22">155 KB </text:span><text:span text:style-name="T32">Hole </text:span><text:span text:style-name="T33">as it the next highest size after 135 KB.</text:span></text:p>
      <text:p text:style-name="P13"><text:span text:style-name="T22"><text:tab/></text:span><text:span text:style-name="T33">b</text:span><text:span text:style-name="T22">.<text:tab/>Search through the free memory partitions - 320 KB, 580 KB, 480 <text:tab/><text:tab/>KB, 220 KB, 890 KB, 600 KB and </text:span><text:span text:style-name="T33">20</text:span><text:span text:style-name="T22"> KB</text:span></text:p>
      <text:p text:style-name="P13"><text:span text:style-name="T33"><text:tab/><text:tab/></text:span><text:span text:style-name="T31">Allots</text:span><text:span text:style-name="T33"> </text:span><text:span text:style-name="T32">to the </text:span><text:span text:style-name="T22">890</text:span><text:span text:style-name="T33"> KB </text:span><text:span text:style-name="T32">Hole </text:span><text:span text:style-name="T33">as it the next highest size after 650 KB.</text:span></text:p>
      <text:p text:style-name="P14"><text:span text:style-name="T22"><text:tab/></text:span><text:span text:style-name="T33">c</text:span><text:span text:style-name="T22">.<text:tab/>Search through the free memory partitions - 320 KB, 580 KB, 480 <text:tab/><text:tab/>KB, 220 KB, </text:span><text:span text:style-name="T34">240</text:span><text:span text:style-name="T22"> KB, 600 KB and </text:span><text:span text:style-name="T33">20</text:span><text:span text:style-name="T22"> KB</text:span></text:p>
      <text:p text:style-name="P14"><text:span text:style-name="T33"><text:tab/><text:tab/></text:span><text:span text:style-name="T31">Allots</text:span><text:span text:style-name="T33"> </text:span><text:span text:style-name="T32">to the </text:span><text:span text:style-name="T22">480</text:span><text:span text:style-name="T33"> KB </text:span><text:span text:style-name="T32">Hole </text:span><text:span text:style-name="T33">as it the next highest size after 398 KB.</text:span></text:p>
      <text:p text:style-name="P14"><text:soft-page-break/><text:span text:style-name="T22"><text:tab/></text:span><text:span text:style-name="T34">d</text:span><text:span text:style-name="T22">.<text:tab/>Search through the free memory partitions - 320 KB, 580 KB, </text:span><text:span text:style-name="T34">82</text:span><text:span text:style-name="T22"> <text:tab/><text:tab/><text:tab/>KB, 220 KB, </text:span><text:span text:style-name="T34">240</text:span><text:span text:style-name="T22"> KB, 600 KB and </text:span><text:span text:style-name="T33">20</text:span><text:span text:style-name="T22"> KB</text:span></text:p>
      <text:p text:style-name="P14"><text:span text:style-name="T33"><text:tab/><text:tab/></text:span><text:span text:style-name="T31">Allots</text:span><text:span text:style-name="T33"> </text:span><text:span text:style-name="T32">to the </text:span><text:span text:style-name="T35">220</text:span><text:span text:style-name="T33"> KB </text:span><text:span text:style-name="T32">Hole </text:span><text:span text:style-name="T33">as </text:span><text:span text:style-name="T35">there is a hole of size</text:span><text:span text:style-name="T33"> 220 KB.</text:span></text:p>
      <text:p text:style-name="P15"><text:span text:style-name="T22"><text:tab/></text:span><text:span text:style-name="T36">e</text:span><text:span text:style-name="T22">.<text:tab/>Search through the free memory partitions - 320 KB, 580 KB, </text:span><text:span text:style-name="T34">82</text:span><text:span text:style-name="T22"> <text:tab/><text:tab/><text:tab/>KB, </text:span><text:span text:style-name="T36">0</text:span><text:span text:style-name="T22"> KB, </text:span><text:span text:style-name="T34">240</text:span><text:span text:style-name="T22"> KB, 600 KB and </text:span><text:span text:style-name="T33">20</text:span><text:span text:style-name="T22"> KB</text:span></text:p>
      <text:p text:style-name="P16"><text:span text:style-name="T33"><text:tab/><text:tab/></text:span><text:span text:style-name="T31">Allots</text:span><text:span text:style-name="T33"> </text:span><text:span text:style-name="T32">to the </text:span><text:span text:style-name="T22">580</text:span><text:span text:style-name="T33"> KB </text:span><text:span text:style-name="T32">Hole </text:span><text:span text:style-name="T33">as it the next highest size after 520 KB.</text:span></text:p>
      <text:p text:style-name="P49"><text:tab/></text:p>
      <text:p text:style-name="P17"><text:span text:style-name="T36"><text:tab/></text:span><text:span text:style-name="T37">f</text:span><text:span text:style-name="T22">.<text:tab/>Search through the free memory partitions - 320 KB, </text:span><text:span text:style-name="T37">60</text:span><text:span text:style-name="T22"> KB, </text:span><text:span text:style-name="T34">82</text:span><text:span text:style-name="T22"> <text:tab/><text:tab/><text:tab/>KB, </text:span><text:span text:style-name="T36">0</text:span><text:span text:style-name="T22"> KB, </text:span><text:span text:style-name="T34">240</text:span><text:span text:style-name="T22"> KB, 600 KB and </text:span><text:span text:style-name="T33">20</text:span><text:span text:style-name="T22"> KB</text:span></text:p>
      <text:p text:style-name="P18"><text:span text:style-name="T33"><text:tab/><text:tab/></text:span><text:span text:style-name="T31">Allots</text:span><text:span text:style-name="T33"> </text:span><text:span text:style-name="T32">to the </text:span><text:span text:style-name="T22">600</text:span><text:span text:style-name="T33"> KB </text:span><text:span text:style-name="T32">Hole </text:span><text:span text:style-name="T33">as it the next highest size after 440 KB.</text:span></text:p>
      <text:p text:style-name="P18"><text:span text:style-name="T33"><text:tab/></text:span><text:span text:style-name="T65">WORST FIT</text:span></text:p>
      <text:p text:style-name="P50"><text:tab/>a.<text:tab/>Search through the free memory partitions - 320 KB, 580 KB, 480 <text:tab/><text:tab/>KB, 220 KB, 890 KB, 600 KB and 155 KB</text:p>
      <text:p text:style-name="P19"><text:span text:style-name="T38"><text:tab/><text:tab/></text:span><text:span text:style-name="T31">Allots</text:span><text:span text:style-name="T38"> </text:span><text:span text:style-name="T32">to the </text:span><text:span text:style-name="T22">890</text:span><text:span text:style-name="T38"> KB </text:span><text:span text:style-name="T32">Hole </text:span><text:span text:style-name="T33">as it </text:span><text:span text:style-name="T38">is the largest hole</text:span><text:span text:style-name="T33">.</text:span></text:p>
      <text:p text:style-name="P20"><text:span text:style-name="T22"><text:tab/></text:span><text:span text:style-name="T66">b</text:span><text:span text:style-name="T22">.<text:tab/>Search through the free memory partitions - 320 KB, 580 KB, 480 <text:tab/><text:tab/>KB, 220 KB, </text:span><text:span text:style-name="T39">755</text:span><text:span text:style-name="T22"> KB, 600 KB and 155 KB</text:span></text:p>
      <text:p text:style-name="P20"><text:span text:style-name="T38"><text:tab/><text:tab/></text:span><text:span text:style-name="T31">Allots</text:span><text:span text:style-name="T38"> </text:span><text:span text:style-name="T32">to the </text:span><text:span text:style-name="T39">755</text:span><text:span text:style-name="T38"> KB </text:span><text:span text:style-name="T32">Hole </text:span><text:span text:style-name="T33">as it </text:span><text:span text:style-name="T38">is the largest hole</text:span><text:span text:style-name="T33">.</text:span></text:p>
      <text:p text:style-name="P21"><text:span text:style-name="T22"><text:tab/></text:span><text:span text:style-name="T66">c</text:span><text:span text:style-name="T22">.<text:tab/>Search through the free memory partitions - 320 KB, 580 KB, 480 <text:tab/><text:tab/>KB, 220 KB, </text:span><text:span text:style-name="T40">105</text:span><text:span text:style-name="T22"> KB, 600 KB and 155 KB</text:span></text:p>
      <text:p text:style-name="P22"><text:span text:style-name="T38"><text:tab/><text:tab/></text:span><text:span text:style-name="T31">Allots</text:span><text:span text:style-name="T38"> </text:span><text:span text:style-name="T32">to the </text:span><text:span text:style-name="T22">600</text:span><text:span text:style-name="T38"> KB </text:span><text:span text:style-name="T32">Hole </text:span><text:span text:style-name="T33">as it </text:span><text:span text:style-name="T38">is the largest hole</text:span><text:span text:style-name="T33">.</text:span></text:p>
      <text:p text:style-name="P23"><text:span text:style-name="T22"><text:tab/></text:span><text:span text:style-name="T67">d</text:span><text:span text:style-name="T22">.<text:tab/>Search through the free memory partitions - 320 KB, 580 KB, 480 <text:tab/><text:tab/>KB, 220 KB, </text:span><text:span text:style-name="T40">105</text:span><text:span text:style-name="T22"> KB, </text:span><text:span text:style-name="T41">202</text:span><text:span text:style-name="T22"> KB and 155 KB</text:span></text:p>
      <text:p text:style-name="P24"><text:span text:style-name="T38"><text:tab/><text:tab/></text:span><text:span text:style-name="T31">Allots</text:span><text:span text:style-name="T38"> </text:span><text:span text:style-name="T32">to the </text:span><text:span text:style-name="T22">580</text:span><text:span text:style-name="T38"> KB </text:span><text:span text:style-name="T32">Hole </text:span><text:span text:style-name="T33">as it </text:span><text:span text:style-name="T38">is the largest hole</text:span><text:span text:style-name="T33">.</text:span></text:p>
      <text:p text:style-name="P25"><text:span text:style-name="T22"><text:tab/></text:span><text:span text:style-name="T68">e</text:span><text:span text:style-name="T22">.<text:tab/>Search through the free memory partitions - 320 KB, </text:span><text:span text:style-name="T42">360</text:span><text:span text:style-name="T22"> KB, 480 <text:tab/><text:tab/>KB, 220 KB, </text:span><text:span text:style-name="T40">105</text:span><text:span text:style-name="T22"> KB, </text:span><text:span text:style-name="T41">202</text:span><text:span text:style-name="T22"> KB and 155 KB</text:span></text:p>
      <text:p text:style-name="P26"><text:span text:style-name="T38"><text:tab/><text:tab/></text:span><text:span text:style-name="T43">Can’t </text:span><text:span text:style-name="T31">Allot </text:span><text:span text:style-name="T43">the process with 520KB as </text:span><text:span text:style-name="T32">the </text:span><text:span text:style-name="T22">480</text:span><text:span text:style-name="T38"> KB</text:span><text:span text:style-name="T33"> </text:span><text:span text:style-name="T38">is the largest <text:tab/><text:tab/><text:tab/>hole</text:span><text:span text:style-name="T33">. </text:span><text:span text:style-name="T44">So it is not allocated</text:span></text:p>
      <text:p text:style-name="P27"><text:span text:style-name="T22"><text:tab/></text:span><text:span text:style-name="T69">f</text:span><text:span text:style-name="T22">.<text:tab/>Search through the free memory partitions - 320 KB, </text:span><text:span text:style-name="T42">360</text:span><text:span text:style-name="T22"> KB, 480 <text:tab/><text:tab/>KB, 220 KB, </text:span><text:span text:style-name="T40">105</text:span><text:span text:style-name="T22"> KB, </text:span><text:span text:style-name="T41">202</text:span><text:span text:style-name="T22"> KB and 155 KB</text:span></text:p>
      <text:p text:style-name="P28"><text:span text:style-name="T38"><text:tab/><text:tab/></text:span><text:span text:style-name="T31">Allots</text:span><text:span text:style-name="T38"> </text:span><text:span text:style-name="T32">to the </text:span><text:span text:style-name="T45">480</text:span><text:span text:style-name="T38"> KB </text:span><text:span text:style-name="T32">Hole </text:span><text:span text:style-name="T33">as it </text:span><text:span text:style-name="T38">is the largest hole</text:span><text:span text:style-name="T33">.</text:span></text:p>
      <text:p text:style-name="P51">9.<text:tab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40">INVALID</text:p>
          </table:table-cell>
          <table:table-cell table:style-name="Table2.A1" office:value-type="string">
            <text:p text:style-name="P39">4</text:p>
          </table:table-cell>
          <table:table-cell table:style-name="Table2.E1" office:value-type="string">
            <text:p text:style-name="P40">INVALID</text:p>
          </table:table-cell>
        </table:table-row>
        <table:table-row>
          <table:table-cell table:style-name="Table2.A2" office:value-type="string">
            <text:p text:style-name="P40">6</text:p>
          </table:table-cell>
          <table:table-cell table:style-name="Table2.A2" office:value-type="string">
            <text:p text:style-name="P40">INVALID</text:p>
          </table:table-cell>
          <table:table-cell table:style-name="Table2.A2" office:value-type="string">
            <text:p text:style-name="P37">2</text:p>
          </table:table-cell>
          <table:table-cell table:style-name="Table2.A2" office:value-type="string">
            <text:p text:style-name="P39">1</text:p>
          </table:table-cell>
          <table:table-cell table:style-name="Table2.E2" office:value-type="string">
            <text:p text:style-name="P55">INVALID</text:p>
          </table:table-cell>
        </table:table-row>
        <table:table-row>
          <table:table-cell table:style-name="Table2.A2" office:value-type="string">
            <text:p text:style-name="P40">FREE</text:p>
          </table:table-cell>
          <table:table-cell table:style-name="Table2.A2" office:value-type="string">
            <text:p text:style-name="P36">8</text:p>
          </table:table-cell>
          <table:table-cell table:style-name="Table2.C3" office:value-type="float" office:value="3">
            <text:p text:style-name="P40">3</text:p>
          </table:table-cell>
          <table:table-cell table:style-name="Table2.A2" office:value-type="string">
            <text:p text:style-name="P39">7</text:p>
          </table:table-cell>
          <table:table-cell table:style-name="Table2.E2" office:value-type="string">
            <text:p text:style-name="P56">INVALID</text:p>
          </table:table-cell>
        </table:table-row>
      </table:table>
      <text:p text:style-name="P51"/>
      <text:p text:style-name="P29"><text:soft-page-break/><text:span text:style-name="T33"><text:tab/></text:span><text:span text:style-name="T56">(Only pages is 0-index based, rest i.e. blocks are 1-index based)</text:span></text:p>
      <text:p text:style-name="P30"><text:span text:style-name="T49"><text:tab/>After write operation of 2</text:span><text:span text:style-name="T8">nd</text:span><text:span text:style-name="T49"> write operation on 0</text:span><text:span text:style-name="T8">th</text:span><text:span text:style-name="T49"> page, f</text:span><text:span text:style-name="T22">or the 3</text:span><text:span text:style-name="T3">rd</text:span><text:span text:style-name="T22"> write <text:tab/>operation on </text:span><text:span text:style-name="T49">the 5</text:span><text:span text:style-name="T8">th</text:span><text:span text:style-name="T49"> page in logical space an erase was performed on </text:span><text:span text:style-name="T50">2</text:span><text:span text:style-name="T9">nd</text:span><text:span text:style-name="T49"><text:tab/>block.</text:span></text:p>
      <text:p text:style-name="P31"><text:span text:style-name="T49"><text:tab/>After write operation of </text:span><text:span text:style-name="T51">3</text:span><text:span text:style-name="T10">rd</text:span><text:span text:style-name="T49"> write operation on </text:span><text:span text:style-name="T51">8</text:span><text:span text:style-name="T8">th</text:span><text:span text:style-name="T49"> page, f</text:span><text:span text:style-name="T22">or the 3</text:span><text:span text:style-name="T3">rd</text:span><text:span text:style-name="T22"> write <text:tab/>operation on </text:span><text:span text:style-name="T49">the </text:span><text:span text:style-name="T51">2</text:span><text:span text:style-name="T10">nd</text:span><text:span text:style-name="T49"> page in logical space an erase was performed on </text:span><text:span text:style-name="T51">3</text:span><text:span text:style-name="T10">rd</text:span><text:span text:style-name="T49"><text:tab/>block.</text:span></text:p>
      <text:p text:style-name="P31"><text:span text:style-name="T49"><text:tab/>After write operation of </text:span><text:span text:style-name="T54">2</text:span><text:span text:style-name="T13">nd</text:span><text:span text:style-name="T49"> write operation on </text:span><text:span text:style-name="T52">3</text:span><text:span text:style-name="T11">rd</text:span><text:span text:style-name="T49"> page, for the </text:span><text:span text:style-name="T54">2</text:span><text:span text:style-name="T13">n</text:span><text:span text:style-name="T14">d</text:span><text:span text:style-name="T49"> write <text:tab/>operation on the </text:span><text:span text:style-name="T52">4</text:span><text:span text:style-name="T11">th</text:span><text:span text:style-name="T49"> page in logical space an erase was performed on </text:span><text:span text:style-name="T53">4</text:span><text:span text:style-name="T12">th</text:span><text:span text:style-name="T49"><text:tab/>block.</text:span></text:p>
      <text:p text:style-name="P32"><text:span text:style-name="T49"><text:tab/>After write operation of </text:span><text:span text:style-name="T54">2</text:span><text:span text:style-name="T13">nd</text:span><text:span text:style-name="T49"> write operation on </text:span><text:span text:style-name="T55">7</text:span><text:span text:style-name="T15">th</text:span><text:span text:style-name="T49"> page, for the </text:span><text:span text:style-name="T57">3</text:span><text:span text:style-name="T16">rd</text:span><text:span text:style-name="T49"> write <text:tab/>operation on the </text:span><text:span text:style-name="T55">0</text:span><text:span text:style-name="T15">th</text:span><text:span text:style-name="T49"> page in logical space an erase was performed on </text:span><text:span text:style-name="T59">1</text:span><text:span text:style-name="T17">st</text:span><text:span text:style-name="T49"><text:tab/>block.</text:span></text:p>
      <text:p text:style-name="P32"><text:span text:style-name="T49"><text:tab/></text:span><text:span text:style-name="T58">So, there were 4 erase operations.</text:span></text:p>
      <text:p text:style-name="P51"/>
      <text:p text:style-name="P29"><text:span text:style-name="T33">1</text:span><text:span text:style-name="T22">0.<text:tab/>Table Size = </text:span><text:span text:style-name="T46">number_of_</text:span><text:span text:style-name="T22">logical_pages * <text:tab/><text:tab/><text:tab/><text:tab/><text:tab/><text:tab/><text:tab/><text:tab/><text:tab/><text:tab/>log(</text:span><text:span text:style-name="T46">number_of_</text:span><text:span text:style-name="T22">physical_pages)</text:span></text:p>
      <text:p text:style-name="P29"><text:span text:style-name="T22"><text:tab/></text:span><text:span text:style-name="T47">Number of logical pages <text:tab/>= 64 GB / 4 KB = 64 * 2</text:span><text:span text:style-name="T6">30 </text:span><text:span text:style-name="T47"><text:s/>/ 4 * 2</text:span><text:span text:style-name="T6">10</text:span></text:p>
      <text:p text:style-name="P29"><text:span text:style-name="T6"><text:tab/><text:tab/><text:tab/><text:tab/><text:tab/><text:tab/></text:span><text:span text:style-name="T47">= 2</text:span><text:span text:style-name="T6">24</text:span></text:p>
      <text:p text:style-name="P52"><text:tab/>As, Number of physical pages is 4 times the logical pages.</text:p>
      <text:p text:style-name="P29"><text:span text:style-name="T47"><text:tab/>Number of physical pages = 2</text:span><text:span text:style-name="T6">26</text:span></text:p>
      <text:p text:style-name="P29"><text:span text:style-name="T6"><text:tab/></text:span><text:span text:style-name="T48">Table Size = 2</text:span><text:span text:style-name="T7">24</text:span><text:span text:style-name="T48"> * log(2</text:span><text:span text:style-name="T7">2</text:span><text:span text:style-name="T18">6</text:span><text:span text:style-name="T4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Sans Serif" svg:font-family="'Sans Serif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 Serif" fo:font-family="'Sans Serif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9:17:21.509817409</meta:creation-date>
    <meta:generator>LibreOffice/6.2.2.2$Linux_X86_64 LibreOffice_project/20$Build-2</meta:generator>
    <dc:date>2019-04-28T00:06:23.140228280</dc:date>
    <meta:editing-duration>PT2H58M25S</meta:editing-duration>
    <meta:editing-cycles>90</meta:editing-cycles>
    <meta:document-statistic meta:table-count="2" meta:image-count="0" meta:object-count="0" meta:page-count="4" meta:paragraph-count="111" meta:word-count="1015" meta:character-count="4947" meta:non-whitespace-character-count="3876"/>
  </office:meta>
</office:document-meta>
</file>